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ce5" style:family="table-cell" style:parent-style-name="Default" style:data-style-name="N120"/>
    <style:style style:name="ce6" style:family="table-cell" style:parent-style-name="Default" style:data-style-name="N1">
      <style:text-properties style:font-name="Liberation Sans" style:font-name-asian="DejaVu Sans" style:font-name-complex="Lohit Hindi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5" table:default-cell-style-name="ce3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8" table:default-cell-style-name="ce2"/>
        <table:table-row table:style-name="ro1">
          <table:table-cell table:number-columns-repeated="11"/>
          <table:table-cell office:value-type="string" calcext:value-type="string">
            <text:p>100% revolver</text:p>
          </table:table-cell>
          <table:table-cell/>
          <table:table-cell table:style-name="ce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F outside</text:p>
          </table:table-cell>
          <table:table-cell office:value-type="string" calcext:value-type="string">
            <text:p>Delta R</text:p>
          </table:table-cell>
          <table:table-cell office:value-type="string" calcext:value-type="string">
            <text:p>Stack p</text:p>
          </table:table-cell>
          <table:table-cell office:value-type="string" calcext:value-type="string">
            <text:p>Wind (mph)</text:p>
          </table:table-cell>
          <table:table-cell office:value-type="string" calcext:value-type="string">
            <text:p>Min wind p</text:p>
          </table:table-cell>
          <table:table-cell office:value-type="string" calcext:value-type="string">
            <text:p>Max wind p</text:p>
          </table:table-cell>
          <table:table-cell office:value-type="string" calcext:value-type="string">
            <text:p>Min p</text:p>
          </table:table-cell>
          <table:table-cell office:value-type="string" calcext:value-type="string">
            <text:p>Max p</text:p>
          </table:table-cell>
          <table:table-cell/>
          <table:table-cell office:value-type="string" calcext:value-type="string">
            <text:p>C outside</text:p>
          </table:table-cell>
          <table:table-cell office:value-type="string" calcext:value-type="string">
            <text:p>Cfm</text:p>
          </table:table-cell>
          <table:table-cell office:value-type="string" calcext:value-type="string">
            <office:annotation draw:style-name="gr1" draw:text-style-name="P1" svg:width="1.1413in" svg:height="0.2346in" svg:x="10.622in" svg:y="0.0098in" draw:caption-point-x="-0.2402in" draw:caption-point-y="0.1717in">
              <dc:date>2014-04-18T00:00:00</dc:date>
              <text:p text:style-name="P1"><text:span text:style-name="T1">9 hours per day</text:span></text:p>
            </office:annotation>
            <text:p>m^3 per day</text:p>
          </table:table-cell>
          <table:table-cell table:style-name="ce2" office:value-type="string" calcext:value-type="string">
            <office:annotation draw:style-name="gr1" draw:text-style-name="P1" svg:width="1.1413in" svg:height="0.3902in" svg:x="11.6008in" svg:y="0.0098in" draw:caption-point-x="-0.2402in" draw:caption-point-y="0.1717in">
              <dc:date>2014-04-18T00:00:00</dc:date>
              <text:p text:style-name="P1"><text:span text:style-name="T1">30 days per month</text:span></text:p>
            </office:annotation>
            <text:p>MJ per month</text:p>
          </table:table-cell>
          <table:table-cell office:value-type="string" calcext:value-type="string">
            <office:annotation draw:style-name="gr1" draw:text-style-name="P1" svg:width="1.1413in" svg:height="0.3902in" svg:x="12.0972in" svg:y="0.0098in" draw:caption-point-x="-0.2402in" draw:caption-point-y="0.1717in">
              <dc:date>2014-04-19T00:00:00</dc:date>
              <text:p text:style-name="P1"><text:span text:style-name="T1">10/6 for 60% efficiency</text:span></text:p>
            </office:annotation>
            <text:p>Kwh</text:p>
          </table:table-cell>
          <table:table-cell table:style-name="Default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43" calcext:value-type="float">
            <text:p>43</text:p>
          </table:table-cell>
          <table:table-cell table:formula="of:=[.B3]-[.$B$19]" office:value-type="float" office:value="-29" calcext:value-type="float">
            <text:p/>
          </table:table-cell>
          <table:table-cell table:formula="of:=0.00598*[.$B$21]*[.C3]/[.$B$20]*32.2*(35-3.5)" office:value-type="float" office:value="-0.0247979190789474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0.0129*[.B$25]*[.$B$21]*[.$E3]^2/2" office:value-type="float" office:value="-0.083592" calcext:value-type="float">
            <text:p/>
          </table:table-cell>
          <table:table-cell table:formula="of:=0.0129*[.C$25]*[.$B$21]*[.$E3]^2/2" office:value-type="float" office:value="0.062694" calcext:value-type="float">
            <text:p/>
          </table:table-cell>
          <table:table-cell table:formula="of:=[.F3]-[.$D3]" office:value-type="float" office:value="-0.0587940809210526" calcext:value-type="float">
            <text:p/>
          </table:table-cell>
          <table:table-cell table:formula="of:=[.G3]-[.$D3]" office:value-type="float" office:value="0.0874919190789474" calcext:value-type="float">
            <text:p/>
          </table:table-cell>
          <table:table-cell/>
          <table:table-cell table:formula="of:=([.B3]-32)*5/9" office:value-type="float" office:value="6.11111111111111" calcext:value-type="float">
            <text:p/>
          </table:table-cell>
          <table:table-cell table:style-name="ce6" table:formula="of:=174*LN(ABS([.C3]))-64.8" office:value-type="float" office:value="521.109474417647" calcext:value-type="float">
            <text:p/>
          </table:table-cell>
          <table:table-cell table:formula="of:=[.L3]*0.0283168*60*9" office:value-type="float" office:value="7968.32249320239" calcext:value-type="float">
            <text:p/>
          </table:table-cell>
          <table:table-cell table:style-name="ce2" table:formula="of:=ABS([.K3]-[.$B$22])*1.2929*[.M3]*30*1030/1000/1000" office:value-type="float" office:value="5128.80054673585" calcext:value-type="float">
            <text:p/>
          </table:table-cell>
          <table:table-cell table:formula="of:=[.N3]/3.6*10/6" office:value-type="float" office:value="2374.44469756289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38" calcext:value-type="float">
            <text:p>38</text:p>
          </table:table-cell>
          <table:table-cell table:formula="of:=[.B4]-[.$B$19]" office:value-type="float" office:value="-34" calcext:value-type="float">
            <text:p/>
          </table:table-cell>
          <table:table-cell table:formula="of:=0.00598*[.$B$21]*[.C4]/[.$B$20]*32.2*(35-3.5)" office:value-type="float" office:value="-0.0290734223684211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0.0129*[.B$25]*[.$B$21]*[.$E4]^2/2" office:value-type="float" office:value="-0.0981045" calcext:value-type="float">
            <text:p/>
          </table:table-cell>
          <table:table-cell table:formula="of:=0.0129*[.C$25]*[.$B$21]*[.$E4]^2/2" office:value-type="float" office:value="0.073578375" calcext:value-type="float">
            <text:p/>
          </table:table-cell>
          <table:table-cell table:formula="of:=[.F4]-[.$D4]" office:value-type="float" office:value="-0.0690310776315789" calcext:value-type="float">
            <text:p/>
          </table:table-cell>
          <table:table-cell table:formula="of:=[.G4]-[.$D4]" office:value-type="float" office:value="0.102651797368421" calcext:value-type="float">
            <text:p/>
          </table:table-cell>
          <table:table-cell/>
          <table:table-cell table:formula="of:=([.B4]-32)*5/9" office:value-type="float" office:value="3.33333333333333" calcext:value-type="float">
            <text:p/>
          </table:table-cell>
          <table:table-cell table:style-name="ce6" table:formula="of:=174*LN(ABS([.C4]))-64.8" office:value-type="float" office:value="548.786731283212" calcext:value-type="float">
            <text:p/>
          </table:table-cell>
          <table:table-cell table:formula="of:=[.L4]*0.0283168*60*9" office:value-type="float" office:value="8391.53742069625" calcext:value-type="float">
            <text:p/>
          </table:table-cell>
          <table:table-cell table:style-name="ce2" table:formula="of:=ABS([.K4]-[.$B$22])*1.2929*[.M4]*30*1030/1000/1000" office:value-type="float" office:value="6332.44406612101" calcext:value-type="float">
            <text:p/>
          </table:table-cell>
          <table:table-cell table:formula="of:=[.N4]/3.6*10/6" office:value-type="float" office:value="2931.68706764862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7" calcext:value-type="float">
            <text:p>47</text:p>
          </table:table-cell>
          <table:table-cell table:formula="of:=[.B5]-[.$B$19]" office:value-type="float" office:value="-25" calcext:value-type="float">
            <text:p/>
          </table:table-cell>
          <table:table-cell table:formula="of:=0.00598*[.$B$21]*[.C5]/[.$B$20]*32.2*(35-3.5)" office:value-type="float" office:value="-0.0213775164473684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0.0129*[.B$25]*[.$B$21]*[.$E5]^2/2" office:value-type="float" office:value="-0.083592" calcext:value-type="float">
            <text:p/>
          </table:table-cell>
          <table:table-cell table:formula="of:=0.0129*[.C$25]*[.$B$21]*[.$E5]^2/2" office:value-type="float" office:value="0.062694" calcext:value-type="float">
            <text:p/>
          </table:table-cell>
          <table:table-cell table:formula="of:=[.F5]-[.$D5]" office:value-type="float" office:value="-0.0622144835526316" calcext:value-type="float">
            <text:p/>
          </table:table-cell>
          <table:table-cell table:formula="of:=[.G5]-[.$D5]" office:value-type="float" office:value="0.0840715164473684" calcext:value-type="float">
            <text:p/>
          </table:table-cell>
          <table:table-cell/>
          <table:table-cell table:formula="of:=([.B5]-32)*5/9" office:value-type="float" office:value="8.33333333333333" calcext:value-type="float">
            <text:p/>
          </table:table-cell>
          <table:table-cell table:style-name="ce6" table:formula="of:=174*LN(ABS([.C5]))-64.8" office:value-type="float" office:value="495.284393527067" calcext:value-type="float">
            <text:p/>
          </table:table-cell>
          <table:table-cell table:formula="of:=[.L5]*0.0283168*60*9" office:value-type="float" office:value="7573.42932189871" calcext:value-type="float">
            <text:p/>
          </table:table-cell>
          <table:table-cell table:style-name="ce2" table:formula="of:=ABS([.K5]-[.$B$22])*1.2929*[.M5]*30*1030/1000/1000" office:value-type="float" office:value="4202.26557224639" calcext:value-type="float">
            <text:p/>
          </table:table-cell>
          <table:table-cell table:formula="of:=[.N5]/3.6*10/6" office:value-type="float" office:value="1945.49332048444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58" calcext:value-type="float">
            <text:p>58</text:p>
          </table:table-cell>
          <table:table-cell table:formula="of:=[.B6]-[.$B$19]" office:value-type="float" office:value="-14" calcext:value-type="float">
            <text:p/>
          </table:table-cell>
          <table:table-cell table:formula="of:=0.00598*[.$B$21]*[.C6]/[.$B$20]*32.2*(35-3.5)" office:value-type="float" office:value="-0.0119714092105263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0.0129*[.B$25]*[.$B$21]*[.$E6]^2/2" office:value-type="float" office:value="-0.0702405" calcext:value-type="float">
            <text:p/>
          </table:table-cell>
          <table:table-cell table:formula="of:=0.0129*[.C$25]*[.$B$21]*[.$E6]^2/2" office:value-type="float" office:value="0.052680375" calcext:value-type="float">
            <text:p/>
          </table:table-cell>
          <table:table-cell table:formula="of:=[.F6]-[.$D6]" office:value-type="float" office:value="-0.0582690907894737" calcext:value-type="float">
            <text:p/>
          </table:table-cell>
          <table:table-cell table:formula="of:=[.G6]-[.$D6]" office:value-type="float" office:value="0.0646517842105263" calcext:value-type="float">
            <text:p/>
          </table:table-cell>
          <table:table-cell/>
          <table:table-cell table:formula="of:=([.B6]-32)*5/9" office:value-type="float" office:value="14.4444444444444" calcext:value-type="float">
            <text:p/>
          </table:table-cell>
          <table:table-cell table:style-name="ce6" table:formula="of:=174*LN(ABS([.C6]))-64.8" office:value-type="float" office:value="394.395975353055" calcext:value-type="float">
            <text:p/>
          </table:table-cell>
          <table:table-cell table:formula="of:=[.L6]*0.0283168*60*9" office:value-type="float" office:value="6030.73725563379" calcext:value-type="float">
            <text:p/>
          </table:table-cell>
          <table:table-cell table:style-name="ce2" table:formula="of:=ABS([.K6]-[.$B$22])*1.2929*[.M6]*30*1030/1000/1000" office:value-type="float" office:value="1873.91269420674" calcext:value-type="float">
            <text:p/>
          </table:table-cell>
          <table:table-cell table:formula="of:=[.N6]/3.6*10/6" office:value-type="float" office:value="867.552173243863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8" calcext:value-type="float">
            <text:p>58</text:p>
          </table:table-cell>
          <table:table-cell table:formula="of:=[.B7]-[.$B$19]" office:value-type="float" office:value="-14" calcext:value-type="float">
            <text:p/>
          </table:table-cell>
          <table:table-cell table:formula="of:=0.00598*[.$B$21]*[.C7]/[.$B$20]*32.2*(35-3.5)" office:value-type="float" office:value="-0.0119714092105263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0.0129*[.B$25]*[.$B$21]*[.$E7]^2/2" office:value-type="float" office:value="-0.0702405" calcext:value-type="float">
            <text:p/>
          </table:table-cell>
          <table:table-cell table:formula="of:=0.0129*[.C$25]*[.$B$21]*[.$E7]^2/2" office:value-type="float" office:value="0.052680375" calcext:value-type="float">
            <text:p/>
          </table:table-cell>
          <table:table-cell table:formula="of:=[.F7]-[.$D7]" office:value-type="float" office:value="-0.0582690907894737" calcext:value-type="float">
            <text:p/>
          </table:table-cell>
          <table:table-cell table:formula="of:=[.G7]-[.$D7]" office:value-type="float" office:value="0.0646517842105263" calcext:value-type="float">
            <text:p/>
          </table:table-cell>
          <table:table-cell/>
          <table:table-cell table:formula="of:=([.B7]-32)*5/9" office:value-type="float" office:value="14.4444444444444" calcext:value-type="float">
            <text:p/>
          </table:table-cell>
          <table:table-cell table:style-name="ce6" table:formula="of:=174*LN(ABS([.C7]))-64.8" office:value-type="float" office:value="394.395975353055" calcext:value-type="float">
            <text:p/>
          </table:table-cell>
          <table:table-cell table:formula="of:=[.L7]*0.0283168*60*9" office:value-type="float" office:value="6030.73725563379" calcext:value-type="float">
            <text:p/>
          </table:table-cell>
          <table:table-cell table:style-name="ce2" table:formula="of:=ABS([.K7]-[.$B$22])*1.2929*[.M7]*30*1030/1000/1000" office:value-type="float" office:value="1873.91269420674" calcext:value-type="float">
            <text:p/>
          </table:table-cell>
          <table:table-cell table:formula="of:=[.N7]/3.6*10/6" office:value-type="float" office:value="867.552173243863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77" calcext:value-type="float">
            <text:p>77</text:p>
          </table:table-cell>
          <table:table-cell table:formula="of:=[.B8]-[.$B$19]" office:value-type="float" office:value="5" calcext:value-type="float">
            <text:p/>
          </table:table-cell>
          <table:table-cell table:formula="of:=0.00598*[.$B$21]*[.C8]/[.$B$20]*32.2*(35-3.5)" office:value-type="float" office:value="0.00427550328947368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0.0129*[.B$25]*[.$B$21]*[.$E8]^2/2" office:value-type="float" office:value="-0.05805" calcext:value-type="float">
            <text:p/>
          </table:table-cell>
          <table:table-cell table:formula="of:=0.0129*[.C$25]*[.$B$21]*[.$E8]^2/2" office:value-type="float" office:value="0.0435375" calcext:value-type="float">
            <text:p/>
          </table:table-cell>
          <table:table-cell table:formula="of:=[.F8]-[.$D8]" office:value-type="float" office:value="-0.0623255032894737" calcext:value-type="float">
            <text:p/>
          </table:table-cell>
          <table:table-cell table:formula="of:=[.G8]-[.$D8]" office:value-type="float" office:value="0.0392619967105263" calcext:value-type="float">
            <text:p/>
          </table:table-cell>
          <table:table-cell/>
          <table:table-cell table:formula="of:=([.B8]-32)*5/9" office:value-type="float" office:value="25" calcext:value-type="float">
            <text:p/>
          </table:table-cell>
          <table:table-cell table:style-name="ce6" table:formula="of:=174*LN(ABS([.C8]))-64.8" office:value-type="float" office:value="215.242196763533" calcext:value-type="float">
            <text:p/>
          </table:table-cell>
          <table:table-cell table:formula="of:=[.L8]*0.0283168*60*9" office:value-type="float" office:value="3291.28392814936" calcext:value-type="float">
            <text:p/>
          </table:table-cell>
          <table:table-cell table:style-name="ce2" table:formula="of:=ABS([.K8]-[.$B$22])*1.2929*[.M8]*30*1030/1000/1000" office:value-type="float" office:value="365.246668368786" calcext:value-type="float">
            <text:p/>
          </table:table-cell>
          <table:table-cell table:formula="of:=[.N8]/3.6*10/6" office:value-type="float" office:value="169.095679800364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81" calcext:value-type="float">
            <text:p>81</text:p>
          </table:table-cell>
          <table:table-cell table:formula="of:=[.B9]-[.$B$19]" office:value-type="float" office:value="9" calcext:value-type="float">
            <text:p/>
          </table:table-cell>
          <table:table-cell table:formula="of:=0.00598*[.$B$21]*[.C9]/[.$B$20]*32.2*(35-3.5)" office:value-type="float" office:value="0.00769590592105263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0.0129*[.B$25]*[.$B$21]*[.$E9]^2/2" office:value-type="float" office:value="-0.05805" calcext:value-type="float">
            <text:p/>
          </table:table-cell>
          <table:table-cell table:formula="of:=0.0129*[.C$25]*[.$B$21]*[.$E9]^2/2" office:value-type="float" office:value="0.0435375" calcext:value-type="float">
            <text:p/>
          </table:table-cell>
          <table:table-cell table:formula="of:=[.F9]-[.$D9]" office:value-type="float" office:value="-0.0657459059210526" calcext:value-type="float">
            <text:p/>
          </table:table-cell>
          <table:table-cell table:formula="of:=[.G9]-[.$D9]" office:value-type="float" office:value="0.0358415940789474" calcext:value-type="float">
            <text:p/>
          </table:table-cell>
          <table:table-cell/>
          <table:table-cell table:formula="of:=([.B9]-32)*5/9" office:value-type="float" office:value="27.2222222222222" calcext:value-type="float">
            <text:p/>
          </table:table-cell>
          <table:table-cell table:style-name="ce6" table:formula="of:=174*LN(ABS([.C9]))-64.8" office:value-type="float" office:value="317.517076456502" calcext:value-type="float">
            <text:p/>
          </table:table-cell>
          <table:table-cell table:formula="of:=[.L9]*0.0283168*60*9" office:value-type="float" office:value="4855.17647732588" calcext:value-type="float">
            <text:p/>
          </table:table-cell>
          <table:table-cell table:style-name="ce2" table:formula="of:=ABS([.K9]-[.$B$22])*1.2929*[.M9]*30*1030/1000/1000" office:value-type="float" office:value="969.8363096341" calcext:value-type="float">
            <text:p/>
          </table:table-cell>
          <table:table-cell table:formula="of:=[.N9]/3.6*10/6" office:value-type="float" office:value="448.998291497269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82" calcext:value-type="float">
            <text:p>82</text:p>
          </table:table-cell>
          <table:table-cell table:formula="of:=[.B10]-[.$B$19]" office:value-type="float" office:value="10" calcext:value-type="float">
            <text:p/>
          </table:table-cell>
          <table:table-cell table:formula="of:=0.00598*[.$B$21]*[.C10]/[.$B$20]*32.2*(35-3.5)" office:value-type="float" office:value="0.00855100657894737" calcext:value-type="float">
            <text:p/>
          </table:table-cell>
          <table:table-cell office:value-type="float" office:value="9" calcext:value-type="float">
            <text:p>9</text:p>
          </table:table-cell>
          <table:table-cell table:formula="of:=0.0129*[.B$25]*[.$B$21]*[.$E10]^2/2" office:value-type="float" office:value="-0.0470205" calcext:value-type="float">
            <text:p/>
          </table:table-cell>
          <table:table-cell table:formula="of:=0.0129*[.C$25]*[.$B$21]*[.$E10]^2/2" office:value-type="float" office:value="0.035265375" calcext:value-type="float">
            <text:p/>
          </table:table-cell>
          <table:table-cell table:formula="of:=[.F10]-[.$D10]" office:value-type="float" office:value="-0.0555715065789474" calcext:value-type="float">
            <text:p/>
          </table:table-cell>
          <table:table-cell table:formula="of:=[.G10]-[.$D10]" office:value-type="float" office:value="0.0267143684210526" calcext:value-type="float">
            <text:p/>
          </table:table-cell>
          <table:table-cell/>
          <table:table-cell table:formula="of:=([.B10]-32)*5/9" office:value-type="float" office:value="27.7777777777778" calcext:value-type="float">
            <text:p/>
          </table:table-cell>
          <table:table-cell table:style-name="ce6" table:formula="of:=174*LN(ABS([.C10]))-64.8" office:value-type="float" office:value="335.849806180964" calcext:value-type="float">
            <text:p/>
          </table:table-cell>
          <table:table-cell table:formula="of:=[.L10]*0.0283168*60*9" office:value-type="float" office:value="5135.50356749917" calcext:value-type="float">
            <text:p/>
          </table:table-cell>
          <table:table-cell table:style-name="ce2" table:formula="of:=ABS([.K10]-[.$B$22])*1.2929*[.M10]*30*1030/1000/1000" office:value-type="float" office:value="1139.81388988204" calcext:value-type="float">
            <text:p/>
          </table:table-cell>
          <table:table-cell table:formula="of:=[.N10]/3.6*10/6" office:value-type="float" office:value="527.691615686131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76" calcext:value-type="float">
            <text:p>76</text:p>
          </table:table-cell>
          <table:table-cell table:formula="of:=[.B11]-[.$B$19]" office:value-type="float" office:value="4" calcext:value-type="float">
            <text:p/>
          </table:table-cell>
          <table:table-cell table:formula="of:=0.00598*[.$B$21]*[.C11]/[.$B$20]*32.2*(35-3.5)" office:value-type="float" office:value="0.00342040263157895" calcext:value-type="float">
            <text:p/>
          </table:table-cell>
          <table:table-cell office:value-type="float" office:value="10" calcext:value-type="float">
            <text:p>10</text:p>
          </table:table-cell>
          <table:table-cell table:formula="of:=0.0129*[.B$25]*[.$B$21]*[.$E11]^2/2" office:value-type="float" office:value="-0.05805" calcext:value-type="float">
            <text:p/>
          </table:table-cell>
          <table:table-cell table:formula="of:=0.0129*[.C$25]*[.$B$21]*[.$E11]^2/2" office:value-type="float" office:value="0.0435375" calcext:value-type="float">
            <text:p/>
          </table:table-cell>
          <table:table-cell table:formula="of:=[.F11]-[.$D11]" office:value-type="float" office:value="-0.0614704026315789" calcext:value-type="float">
            <text:p/>
          </table:table-cell>
          <table:table-cell table:formula="of:=[.G11]-[.$D11]" office:value-type="float" office:value="0.0401170973684211" calcext:value-type="float">
            <text:p/>
          </table:table-cell>
          <table:table-cell/>
          <table:table-cell table:formula="of:=([.B11]-32)*5/9" office:value-type="float" office:value="24.4444444444444" calcext:value-type="float">
            <text:p/>
          </table:table-cell>
          <table:table-cell table:style-name="ce6" table:formula="of:=174*LN(ABS([.C11]))-64.8" office:value-type="float" office:value="176.415218834861" calcext:value-type="float">
            <text:p/>
          </table:table-cell>
          <table:table-cell table:formula="of:=[.L11]*0.0283168*60*9" office:value-type="float" office:value="2697.57781309961" calcext:value-type="float">
            <text:p/>
          </table:table-cell>
          <table:table-cell table:style-name="ce2" table:formula="of:=ABS([.K11]-[.$B$22])*1.2929*[.M11]*30*1030/1000/1000" office:value-type="float" office:value="239.488620346212" calcext:value-type="float">
            <text:p/>
          </table:table-cell>
          <table:table-cell table:formula="of:=[.N11]/3.6*10/6" office:value-type="float" office:value="110.874361271395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61" calcext:value-type="float">
            <text:p>61</text:p>
          </table:table-cell>
          <table:table-cell table:formula="of:=[.B12]-[.$B$19]" office:value-type="float" office:value="-11" calcext:value-type="float">
            <text:p/>
          </table:table-cell>
          <table:table-cell table:formula="of:=0.00598*[.$B$21]*[.C12]/[.$B$20]*32.2*(35-3.5)" office:value-type="float" office:value="-0.00940610723684211" calcext:value-type="float">
            <text:p/>
          </table:table-cell>
          <table:table-cell office:value-type="float" office:value="13" calcext:value-type="float">
            <text:p>13</text:p>
          </table:table-cell>
          <table:table-cell table:formula="of:=0.0129*[.B$25]*[.$B$21]*[.$E12]^2/2" office:value-type="float" office:value="-0.0981045" calcext:value-type="float">
            <text:p/>
          </table:table-cell>
          <table:table-cell table:formula="of:=0.0129*[.C$25]*[.$B$21]*[.$E12]^2/2" office:value-type="float" office:value="0.073578375" calcext:value-type="float">
            <text:p/>
          </table:table-cell>
          <table:table-cell table:formula="of:=[.F12]-[.$D12]" office:value-type="float" office:value="-0.0886983927631579" calcext:value-type="float">
            <text:p/>
          </table:table-cell>
          <table:table-cell table:formula="of:=[.G12]-[.$D12]" office:value-type="float" office:value="0.0829844822368421" calcext:value-type="float">
            <text:p/>
          </table:table-cell>
          <table:table-cell/>
          <table:table-cell table:formula="of:=([.B12]-32)*5/9" office:value-type="float" office:value="16.1111111111111" calcext:value-type="float">
            <text:p/>
          </table:table-cell>
          <table:table-cell table:style-name="ce6" table:formula="of:=174*LN(ABS([.C12]))-64.8" office:value-type="float" office:value="352.433777466916" calcext:value-type="float">
            <text:p/>
          </table:table-cell>
          <table:table-cell table:formula="of:=[.L12]*0.0283168*60*9" office:value-type="float" office:value="5389.0902664786" calcext:value-type="float">
            <text:p/>
          </table:table-cell>
          <table:table-cell table:style-name="ce2" table:formula="of:=ABS([.K12]-[.$B$22])*1.2929*[.M12]*30*1030/1000/1000" office:value-type="float" office:value="1315.70659911095" calcext:value-type="float">
            <text:p/>
          </table:table-cell>
          <table:table-cell table:formula="of:=[.N12]/3.6*10/6" office:value-type="float" office:value="609.123425514328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54" calcext:value-type="float">
            <text:p>54</text:p>
          </table:table-cell>
          <table:table-cell table:formula="of:=[.B13]-[.$B$19]" office:value-type="float" office:value="-18" calcext:value-type="float">
            <text:p/>
          </table:table-cell>
          <table:table-cell table:formula="of:=0.00598*[.$B$21]*[.C13]/[.$B$20]*32.2*(35-3.5)" office:value-type="float" office:value="-0.0153918118421053" calcext:value-type="float">
            <text:p/>
          </table:table-cell>
          <table:table-cell office:value-type="float" office:value="11" calcext:value-type="float">
            <text:p>11</text:p>
          </table:table-cell>
          <table:table-cell table:formula="of:=0.0129*[.B$25]*[.$B$21]*[.$E13]^2/2" office:value-type="float" office:value="-0.0702405" calcext:value-type="float">
            <text:p/>
          </table:table-cell>
          <table:table-cell table:formula="of:=0.0129*[.C$25]*[.$B$21]*[.$E13]^2/2" office:value-type="float" office:value="0.052680375" calcext:value-type="float">
            <text:p/>
          </table:table-cell>
          <table:table-cell table:formula="of:=[.F13]-[.$D13]" office:value-type="float" office:value="-0.0548486881578947" calcext:value-type="float">
            <text:p/>
          </table:table-cell>
          <table:table-cell table:formula="of:=[.G13]-[.$D13]" office:value-type="float" office:value="0.0680721868421053" calcext:value-type="float">
            <text:p/>
          </table:table-cell>
          <table:table-cell/>
          <table:table-cell table:formula="of:=([.B13]-32)*5/9" office:value-type="float" office:value="12.2222222222222" calcext:value-type="float">
            <text:p/>
          </table:table-cell>
          <table:table-cell table:style-name="ce6" table:formula="of:=174*LN(ABS([.C13]))-64.8" office:value-type="float" office:value="438.124685873933" calcext:value-type="float">
            <text:p/>
          </table:table-cell>
          <table:table-cell table:formula="of:=[.L13]*0.0283168*60*9" office:value-type="float" office:value="6699.39611667569" calcext:value-type="float">
            <text:p/>
          </table:table-cell>
          <table:table-cell table:style-name="ce2" table:formula="of:=ABS([.K13]-[.$B$22])*1.2929*[.M13]*30*1030/1000/1000" office:value-type="float" office:value="2676.44961492825" calcext:value-type="float">
            <text:p/>
          </table:table-cell>
          <table:table-cell table:formula="of:=[.N13]/3.6*10/6" office:value-type="float" office:value="1239.09704394826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38" calcext:value-type="float">
            <text:p>38</text:p>
          </table:table-cell>
          <table:table-cell table:formula="of:=[.B14]-[.$B$19]" office:value-type="float" office:value="-34" calcext:value-type="float">
            <text:p/>
          </table:table-cell>
          <table:table-cell table:formula="of:=0.00598*[.$B$21]*[.C14]/[.$B$20]*32.2*(35-3.5)" office:value-type="float" office:value="-0.0290734223684211" calcext:value-type="float">
            <text:p/>
          </table:table-cell>
          <table:table-cell office:value-type="float" office:value="12" calcext:value-type="float">
            <text:p>12</text:p>
          </table:table-cell>
          <table:table-cell table:formula="of:=0.0129*[.B$25]*[.$B$21]*[.$E14]^2/2" office:value-type="float" office:value="-0.083592" calcext:value-type="float">
            <text:p/>
          </table:table-cell>
          <table:table-cell table:formula="of:=0.0129*[.C$25]*[.$B$21]*[.$E14]^2/2" office:value-type="float" office:value="0.062694" calcext:value-type="float">
            <text:p/>
          </table:table-cell>
          <table:table-cell table:formula="of:=[.F14]-[.$D14]" office:value-type="float" office:value="-0.0545185776315789" calcext:value-type="float">
            <text:p/>
          </table:table-cell>
          <table:table-cell table:formula="of:=[.G14]-[.$D14]" office:value-type="float" office:value="0.0917674223684211" calcext:value-type="float">
            <text:p/>
          </table:table-cell>
          <table:table-cell/>
          <table:table-cell table:formula="of:=([.B14]-32)*5/9" office:value-type="float" office:value="3.33333333333333" calcext:value-type="float">
            <text:p/>
          </table:table-cell>
          <table:table-cell table:style-name="ce6" table:formula="of:=174*LN(ABS([.C14]))-64.8" office:value-type="float" office:value="548.786731283212" calcext:value-type="float">
            <text:p/>
          </table:table-cell>
          <table:table-cell table:formula="of:=[.L14]*0.0283168*60*9" office:value-type="float" office:value="8391.53742069625" calcext:value-type="float">
            <text:p/>
          </table:table-cell>
          <table:table-cell table:style-name="ce2" table:formula="of:=ABS([.K14]-[.$B$22])*1.2929*[.M14]*30*1030/1000/1000" office:value-type="float" office:value="6332.44406612101" calcext:value-type="float">
            <text:p/>
          </table:table-cell>
          <table:table-cell table:formula="of:=[.N14]/3.6*10/6" office:value-type="float" office:value="2931.68706764862" calcext:value-type="float">
            <text:p/>
          </table:table-cell>
          <table:table-cell table:style-name="Default"/>
        </table:table-row>
        <table:table-row table:style-name="ro1">
          <table:table-cell table:number-columns-repeated="13"/>
          <table:table-cell table:style-name="ce2"/>
          <table:table-cell/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3:.B14])" office:value-type="float" office:value="38" calcext:value-type="float">
            <text:p/>
          </table:table-cell>
          <table:table-cell table:style-name="ce1" table:formula="of:=MIN([.C3:.C14])" office:value-type="float" office:value="-34" calcext:value-type="float">
            <text:p/>
          </table:table-cell>
          <table:table-cell table:formula="of:=MIN([.D3:.D14])" office:value-type="float" office:value="-0.0290734223684211" calcext:value-type="float">
            <text:p/>
          </table:table-cell>
          <table:table-cell table:formula="of:=MIN([.E3:.E14])" office:value-type="float" office:value="9" calcext:value-type="float">
            <text:p/>
          </table:table-cell>
          <table:table-cell table:formula="of:=MIN([.F3:.F14])" office:value-type="float" office:value="-0.0981045" calcext:value-type="float">
            <text:p/>
          </table:table-cell>
          <table:table-cell table:formula="of:=MIN([.G3:.G14])" office:value-type="float" office:value="0.035265375" calcext:value-type="float">
            <text:p/>
          </table:table-cell>
          <table:table-cell table:formula="of:=MIN([.H3:.H14])" office:value-type="float" office:value="-0.0886983927631579" calcext:value-type="float">
            <text:p/>
          </table:table-cell>
          <table:table-cell table:formula="of:=MIN([.I3:.I14])" office:value-type="float" office:value="0.0267143684210526" calcext:value-type="float">
            <text:p/>
          </table:table-cell>
          <table:table-cell/>
          <table:table-cell table:style-name="ce2" table:formula="of:=MIN([.K3:.K14])" office:value-type="float" office:value="3.33333333333333" calcext:value-type="float">
            <text:p/>
          </table:table-cell>
          <table:table-cell table:formula="of:=MIN([.L3:.L14])" office:value-type="float" office:value="176.415218834861" calcext:value-type="float">
            <text:p/>
          </table:table-cell>
          <table:table-cell table:formula="of:=MIN([.M3:.M14])" office:value-type="float" office:value="2697.57781309961" calcext:value-type="float">
            <text:p/>
          </table:table-cell>
          <table:table-cell table:style-name="ce2" table:formula="of:=MIN([.N3:.N14])" office:value-type="float" office:value="239.488620346212" calcext:value-type="float">
            <text:p/>
          </table:table-cell>
          <table:table-cell table:formula="of:=MIN([.O3:.O14])" office:value-type="float" office:value="110.874361271395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3:.B14])" office:value-type="float" office:value="82" calcext:value-type="float">
            <text:p/>
          </table:table-cell>
          <table:table-cell table:style-name="ce1" table:formula="of:=MAX([.C3:.C14])" office:value-type="float" office:value="10" calcext:value-type="float">
            <text:p/>
          </table:table-cell>
          <table:table-cell table:formula="of:=MAX([.D3:.D14])" office:value-type="float" office:value="0.00855100657894737" calcext:value-type="float">
            <text:p/>
          </table:table-cell>
          <table:table-cell table:formula="of:=MAX([.E3:.E14])" office:value-type="float" office:value="13" calcext:value-type="float">
            <text:p/>
          </table:table-cell>
          <table:table-cell table:formula="of:=MAX([.F3:.F14])" office:value-type="float" office:value="-0.0470205" calcext:value-type="float">
            <text:p/>
          </table:table-cell>
          <table:table-cell table:formula="of:=MAX([.G3:.G14])" office:value-type="float" office:value="0.073578375" calcext:value-type="float">
            <text:p/>
          </table:table-cell>
          <table:table-cell table:formula="of:=MAX([.H3:.H14])" office:value-type="float" office:value="-0.0545185776315789" calcext:value-type="float">
            <text:p/>
          </table:table-cell>
          <table:table-cell table:formula="of:=MAX([.I3:.I14])" office:value-type="float" office:value="0.102651797368421" calcext:value-type="float">
            <text:p/>
          </table:table-cell>
          <table:table-cell/>
          <table:table-cell table:style-name="ce2" table:formula="of:=MAX([.K3:.K14])" office:value-type="float" office:value="27.7777777777778" calcext:value-type="float">
            <text:p/>
          </table:table-cell>
          <table:table-cell table:formula="of:=MAX([.L3:.L14])" office:value-type="float" office:value="548.786731283212" calcext:value-type="float">
            <text:p/>
          </table:table-cell>
          <table:table-cell table:formula="of:=MAX([.M3:.M14])" office:value-type="float" office:value="8391.53742069625" calcext:value-type="float">
            <text:p/>
          </table:table-cell>
          <table:table-cell table:style-name="ce2" table:formula="of:=MAX([.N3:.N14])" office:value-type="float" office:value="6332.44406612101" calcext:value-type="float">
            <text:p/>
          </table:table-cell>
          <table:table-cell table:formula="of:=MAX([.O3:.O14])" office:value-type="float" office:value="2931.68706764862" calcext:value-type="float">
            <text:p/>
          </table:table-cell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Sum</text:p>
          </table:table-cell>
          <table:table-cell table:style-name="ce2" table:formula="of:=SUM([.N3:.N14])" office:value-type="float" office:value="32450.3213419081" calcext:value-type="float">
            <text:p/>
          </table:table-cell>
          <table:table-cell table:formula="of:=SUM([.O3:.O14])" office:value-type="float" office:value="15023.29691755" calcext:value-type="float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F inside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 inside</text:p>
          </table:table-cell>
          <table:table-cell table:formula="of:=[.B19]+460" office:value-type="float" office:value="532" calcext:value-type="float">
            <text:p/>
          </table:table-cell>
          <table:table-cell table:number-columns-repeated="8"/>
          <table:table-cell office:value-type="string" calcext:value-type="string">
            <text:p>Abs delta 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 density (lb/ft^3)</text:p>
          </table:table-cell>
          <table:table-cell office:value-type="float" office:value="0.075" calcext:value-type="float">
            <office:annotation draw:style-name="gr1" draw:text-style-name="P1" svg:width="1.1413in" svg:height="1.0122in" svg:x="2.2256in" svg:y="2.965in" draw:caption-point-x="-0.2402in" draw:caption-point-y="0.5945in">
              <dc:date>2014-06-30T00:00:00</dc:date>
              <text:p text:style-name="P1">Also try 0.08071, the value as converted from that given for the energy calculation</text:p>
            </office:annotation>
            <text:p>0.075</text:p>
          </table:table-cell>
          <table:table-cell table:number-columns-repeated="4"/>
          <table:table-cell table:formula="of:=[.A3]" office:value-type="string" office:string-value="Jan" calcext:value-type="string">
            <text:p>Jan</text:p>
          </table:table-cell>
          <table:table-cell table:number-columns-repeated="3"/>
          <table:table-cell table:formula="of:=ABS([.K3]-[.$B$22])" office:value-type="float" office:value="16.111111111111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 inside</text:p>
          </table:table-cell>
          <table:table-cell table:style-name="ce2" table:formula="of:=([.B19]-32)*5/9" office:value-type="float" office:value="22.2222222222222" calcext:value-type="float">
            <text:p/>
          </table:table-cell>
          <table:table-cell table:number-columns-repeated="4"/>
          <table:table-cell table:formula="of:=[.A4]" office:value-type="string" office:string-value="Feb" calcext:value-type="string">
            <text:p>Feb</text:p>
          </table:table-cell>
          <table:table-cell table:number-columns-repeated="3"/>
          <table:table-cell table:formula="of:=ABS([.K4]-[.$B$22])" office:value-type="float" office:value="18.8888888888889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5]" office:value-type="string" office:string-value="Mar" calcext:value-type="string">
            <text:p>Mar</text:p>
          </table:table-cell>
          <table:table-cell table:number-columns-repeated="3"/>
          <table:table-cell table:formula="of:=ABS([.K5]-[.$B$22])" office:value-type="float" office:value="13.8888888888889" calcext:value-type="float">
            <text:p/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table:formula="of:=[.A6]" office:value-type="string" office:string-value="Apr" calcext:value-type="string">
            <text:p>Apr</text:p>
          </table:table-cell>
          <table:table-cell table:number-columns-repeated="3"/>
          <table:table-cell table:formula="of:=ABS([.K6]-[.$B$22])" office:value-type="float" office:value="7.77777777777778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 p coeff</text:p>
          </table:table-cell>
          <table:table-cell office:value-type="float" office:value="-1.2" calcext:value-type="float">
            <text:p>-1.2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[.A7]" office:value-type="string" office:string-value="May" calcext:value-type="string">
            <text:p>May</text:p>
          </table:table-cell>
          <table:table-cell table:number-columns-repeated="3"/>
          <table:table-cell table:formula="of:=ABS([.K7]-[.$B$22])" office:value-type="float" office:value="7.77777777777778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8]" office:value-type="string" office:string-value="Jun" calcext:value-type="string">
            <text:p>Jun</text:p>
          </table:table-cell>
          <table:table-cell table:number-columns-repeated="3"/>
          <table:table-cell table:formula="of:=ABS([.K8]-[.$B$22])" office:value-type="float" office:value="2.77777777777778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raffic</text:p>
          </table:table-cell>
          <table:table-cell office:value-type="float" office:value="837" calcext:value-type="float">
            <text:p>837</text:p>
          </table:table-cell>
          <table:table-cell table:number-columns-repeated="4"/>
          <table:table-cell table:formula="of:=[.A9]" office:value-type="string" office:string-value="Jul" calcext:value-type="string">
            <text:p>Jul</text:p>
          </table:table-cell>
          <table:table-cell table:number-columns-repeated="3"/>
          <table:table-cell table:formula="of:=ABS([.K9]-[.$B$22])" office:value-type="float" office:value="5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 revolving</text:p>
          </table:table-cell>
          <table:table-cell office:value-type="float" office:value="0.23" calcext:value-type="float">
            <text:p>0.23</text:p>
          </table:table-cell>
          <table:table-cell table:number-columns-repeated="4"/>
          <table:table-cell table:formula="of:=[.A10]" office:value-type="string" office:string-value="Aug" calcext:value-type="string">
            <text:p>Aug</text:p>
          </table:table-cell>
          <table:table-cell table:number-columns-repeated="3"/>
          <table:table-cell table:formula="of:=ABS([.K10]-[.$B$22])" office:value-type="float" office:value="5.55555555555556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lving traffic</text:p>
          </table:table-cell>
          <table:table-cell table:formula="of:=[.B27]*[.B28]" office:value-type="float" office:value="192.51" calcext:value-type="float">
            <text:p/>
          </table:table-cell>
          <table:table-cell table:number-columns-repeated="4"/>
          <table:table-cell table:formula="of:=[.A11]" office:value-type="string" office:string-value="Sep" calcext:value-type="string">
            <text:p>Sep</text:p>
          </table:table-cell>
          <table:table-cell table:number-columns-repeated="3"/>
          <table:table-cell table:formula="of:=ABS([.K11]-[.$B$22])" office:value-type="float" office:value="2.22222222222222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 op time</text:p>
          </table:table-cell>
          <table:table-cell table:formula="of:=(6/100*[.B29]+20)/100" office:value-type="float" office:value="0.315506" calcext:value-type="float">
            <text:p/>
          </table:table-cell>
          <table:table-cell table:number-columns-repeated="4"/>
          <table:table-cell table:formula="of:=[.A12]" office:value-type="string" office:string-value="Oct" calcext:value-type="string">
            <text:p>Oct</text:p>
          </table:table-cell>
          <table:table-cell table:number-columns-repeated="3"/>
          <table:table-cell table:formula="of:=ABS([.K12]-[.$B$22])" office:value-type="float" office:value="6.1111111111111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Rpm</text:p>
          </table:table-cell>
          <table:table-cell table:formula="of:=1/500*[.B29]+5" office:value-type="float" office:value="5.38502" calcext:value-type="float">
            <text:p/>
          </table:table-cell>
          <table:table-cell table:number-columns-repeated="4"/>
          <table:table-cell table:formula="of:=[.A13]" office:value-type="string" office:string-value="Nov" calcext:value-type="string">
            <text:p>Nov</text:p>
          </table:table-cell>
          <table:table-cell table:number-columns-repeated="3"/>
          <table:table-cell table:formula="of:=ABS([.K13]-[.$B$22])" office:value-type="float" office:value="10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A14]" office:value-type="string" office:string-value="Dec" calcext:value-type="string">
            <text:p>Dec</text:p>
          </table:table-cell>
          <table:table-cell table:number-columns-repeated="3"/>
          <table:table-cell table:formula="of:=ABS([.K14]-[.$B$22])" office:value-type="float" office:value="18.8888888888889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m^3 per year</text:p>
          </table:table-cell>
          <table:table-cell office:value-type="string" calcext:value-type="string">
            <text:p>m^3 per day</text:p>
          </table:table-cell>
          <table:table-cell office:value-type="string" calcext:value-type="string">
            <text:p>cf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number-columns-repeated="3"/>
          <table:table-cell table:formula="of:=AVERAGE([.K21:.K32])" office:value-type="float" office:value="9.58333333333333" calcext:value-type="float">
            <text:p/>
          </table:table-cell>
          <table:table-cell table:formula="of:=5000*3.6/9.6/1030/1.2929*1000*1000" office:value-type="float" office:value="1407988.51381744" calcext:value-type="float">
            <text:p/>
          </table:table-cell>
          <table:table-cell table:formula="of:=[.L34]/365" office:value-type="float" office:value="3857.50277758202" calcext:value-type="float">
            <text:p/>
          </table:table-cell>
          <table:table-cell table:style-name="ce5" table:formula="of:=[.M34]*35.3147/(24*60)" office:value-type="float" office:value="94.601773152413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shapes>
          <draw:frame draw:z-index="0" draw:style-name="gr2" draw:text-style-name="P2" svg:width="6.298in" svg:height="3.5453in" svg:x="3.176in" svg:y="0.2614in">
            <draw:object draw:notify-on-update-of-ranges="Sheet2.A2:Sheet2.A11 Sheet2.C1:Sheet2.C1 Sheet2.C2:Sheet2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8" table:default-cell-style-name="ce2"/>
        <table:table-row table:style-name="ro2">
          <table:table-cell office:value-type="string" calcext:value-type="string">
            <text:p>delta t</text:p>
          </table:table-cell>
          <table:table-cell office:value-type="string" calcext:value-type="string">
            <text:p>millimeters</text:p>
          </table:table-cell>
          <table:table-cell office:value-type="string" calcext:value-type="string">
            <text:p>cfm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0/11*[.B2]" office:value-type="float" office:value="90.9090909090909" calcext:value-type="float">
            <text:p/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100/11*[.B3]" office:value-type="float" office:value="245.454545454545" calcext:value-type="float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100/11*[.B4]" office:value-type="float" office:value="327.272727272727" calcext:value-type="float">
            <text:p/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100/11*[.B5]" office:value-type="float" office:value="409.090909090909" calcext:value-type="float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100/11*[.B6]" office:value-type="float" office:value="436.363636363636" calcext:value-type="float">
            <text:p/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formula="of:=100/11*[.B7]" office:value-type="float" office:value="500" calcext:value-type="float">
            <text:p/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100/11*[.B8]" office:value-type="float" office:value="563.636363636364" calcext:value-type="float">
            <text:p/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formula="of:=100/11*[.B9]" office:value-type="float" office:value="645.454545454546" calcext:value-type="float">
            <text:p/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formula="of:=100/11*[.B10]" office:value-type="float" office:value="709.090909090909" calcext:value-type="float">
            <text:p/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formula="of:=100/11*[.B11]" office:value-type="float" office:value="763.636363636364" calcext:value-type="float">
            <text:p/>
          </table:table-cell>
        </table:table-row>
        <table:table-row table:style-name="ro3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21:19:20.619394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1:58:05.253528248</meta:creation-date>
    <dc:date>2014-06-30T23:40:35.449038588</dc:date>
    <meta:editing-duration>PT4H27M32S</meta:editing-duration>
    <meta:editing-cycles>46</meta:editing-cycles>
    <meta:generator>LibreOffice/4.2.3.3$Linux_X86_64 LibreOffice_project/420m0$Build-3</meta:generator>
    <meta:document-statistic meta:table-count="2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chart:regression-type="logarithmic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82cm" svg:y="3.955cm" style:legend-expansion="high" chart:style-name="ch2"/>
        <chart:plot-area chart:style-name="ch3" table:cell-range-address="Sheet2.A2:Sheet2.A11 Sheet2.C1:Sheet2.C11" chart:data-source-has-labels="row" svg:x="0.769cm" svg:y="0.855cm" svg:width="10.575cm" svg:height="7.551cm">
          <chartooo:coordinate-region svg:x="1.576cm" svg:y="1.054cm" svg:width="9.488cm" svg:height="6.705cm"/>
          <chart:axis chart:dimension="x" chart:name="primary-x" chart:style-name="ch4"/>
          <chart:axis chart:dimension="y" chart:name="primary-y" chart:style-name="ch5"/>
          <chart:series chart:style-name="ch6" chart:values-cell-range-address="Sheet2.C2:Sheet2.C11" chart:label-cell-address="Sheet2.C1:Sheet2.C1" chart:class="chart:scatter">
            <chart:domain table:cell-range-address="Sheet2.A2:Sheet2.A11"/>
            <chart:regression-curve chart:style-name="ch7">
              <chart:equation chart:display-equation="true" chart:display-r-square="true" svg:x="1.796cm" svg:y="1.768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fm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1</svg:desc>
                </draw:g>
              </table:table-cell>
              <table:table-cell office:value-type="float" office:value="90.9090909090909">
                <text:p>90.9090909090909</text:p>
                <draw:g>
                  <svg:desc>Sheet2.C2:Sheet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45.454545454545">
                <text:p>245.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27.272727272727">
                <text:p>327.2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.090909090909">
                <text:p>409.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36.363636363636">
                <text:p>436.3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63.636363636364">
                <text:p>563.636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45.454545454546">
                <text:p>645.454545454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09.090909090909">
                <text:p>709.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63.636363636364">
                <text:p>763.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